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_5f_declaration_5f_versement" style:display-name="List_declaration_versement" style:family="table">
      <style:table-properties style:width="17.013cm" fo:margin-left="0cm" fo:margin-right="-0.012cm" table:align="margins" style:shadow="none"/>
    </style:style>
    <style:style style:name="List_5f_declaration_5f_versement.A" style:display-name="List_declaration_versement.A" style:family="table-column">
      <style:table-column-properties style:column-width="13.309cm" style:rel-column-width="7545*"/>
    </style:style>
    <style:style style:name="List_5f_declaration_5f_versement.B" style:display-name="List_declaration_versement.B" style:family="table-column">
      <style:table-column-properties style:column-width="1.057cm" style:rel-column-width="599*"/>
    </style:style>
    <style:style style:name="List_5f_declaration_5f_versement.C" style:display-name="List_declaration_versement.C" style:family="table-column">
      <style:table-column-properties style:column-width="2.648cm" style:rel-column-width="1501*"/>
    </style:style>
    <style:style style:name="List_5f_declaration_5f_versement.A1" style:display-name="List_declaration_versement.A1" style:family="table-cell">
      <style:table-cell-properties fo:background-color="#c0c0c0" fo:padding="0.097cm" fo:border="none">
        <style:background-image/>
      </style:table-cell-properties>
    </style:style>
    <style:style style:name="List_5f_declaration_5f_versement.A2" style:display-name="List_declaration_versement.A2" style:family="table-cell">
      <style:table-cell-properties fo:padding="0.097cm" fo:border="none"/>
    </style:style>
    <style:style style:name="List_5f_declaration_5f_versement.B4" style:display-name="List_declaration_versement.B4" style:family="table-cell">
      <style:table-cell-properties style:border-line-width-bottom="0.002cm 0.035cm 0.002cm" fo:padding="0.097cm" fo:border-left="none" fo:border-right="none" fo:border-top="0.002cm solid #000000" fo:border-bottom="0.039cm double #000000"/>
    </style:style>
    <style:style style:name="P1" style:family="paragraph" style:parent-style-name="contenu_20_tableau_20_1e_20_ligne">
      <style:paragraph-properties fo:text-align="start" style:justify-single-word="false"/>
    </style:style>
    <style:style style:name="P2" style:family="paragraph" style:parent-style-name="contenu_20_tableau_20_1e_20_ligne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List_declaration_versement" table:style-name="List_5f_declaration_5f_versement">
        <table:table-column table:style-name="List_5f_declaration_5f_versement.A"/>
        <table:table-column table:style-name="List_5f_declaration_5f_versement.B"/>
        <table:table-column table:style-name="List_5f_declaration_5f_versement.C"/>
        <table:table-header-rows>
          <table:table-row>
            <table:table-cell table:style-name="List_5f_declaration_5f_versement.A1" office:value-type="string">
              <text:p text:style-name="P1">%{HEADER_ROWS:1}%%=entete_declarationVersement_prestations=%</text:p>
            </table:table-cell>
            <table:table-cell table:style-name="List_5f_declaration_5f_versement.A1" office:value-type="string">
              <text:p text:style-name="P2"/>
            </table:table-cell>
            <table:table-cell table:style-name="List_5f_declaration_5f_versement.A1" office:value-type="string">
              <text:p text:style-name="P2">%=entete_declarationVersement_montants=%</text:p>
            </table:table-cell>
          </table:table-row>
        </table:table-header-rows>
        <table:table-row>
          <table:table-cell table:style-name="List_5f_declaration_5f_versement.A2" office:value-type="string">
            <text:p text:style-name="P3">%{colonneMontantAnneePrec}%%=col_montant_annee_Prec_label=%</text:p>
          </table:table-cell>
          <table:table-cell table:style-name="List_5f_declaration_5f_versement.A2" office:value-type="string">
            <text:p text:style-name="P4">%=col_monnaie_label=%</text:p>
          </table:table-cell>
          <table:table-cell table:style-name="List_5f_declaration_5f_versement.A2" office:value-type="string">
            <text:p text:style-name="P4">%=col_montant_annee_prec=%</text:p>
          </table:table-cell>
        </table:table-row>
        <table:table-row>
          <table:table-cell table:style-name="List_5f_declaration_5f_versement.A2" office:value-type="string">
            <text:p text:style-name="P3">%{colonneMontantAnnee}%%=col_montant_annee_label=%</text:p>
          </table:table-cell>
          <table:table-cell table:style-name="List_5f_declaration_5f_versement.A2" office:value-type="string">
            <text:p text:style-name="P4">%=col_monnaie_label=%</text:p>
          </table:table-cell>
          <table:table-cell table:style-name="List_5f_declaration_5f_versement.A2" office:value-type="string">
            <text:p text:style-name="P4">%=col_montant_annee=%</text:p>
          </table:table-cell>
        </table:table-row>
        <table:table-row>
          <table:table-cell table:style-name="List_5f_declaration_5f_versement.A2" office:value-type="string">
            <text:p text:style-name="P3">%{colonneMontantTotal}%<text:span text:style-name="T1">%=col_montantTotal_Label=%</text:span></text:p>
          </table:table-cell>
          <table:table-cell table:style-name="List_5f_declaration_5f_versement.B4" office:value-type="string">
            <text:p text:style-name="P5">%=col_monnaie_label=%</text:p>
          </table:table-cell>
          <table:table-cell table:style-name="List_5f_declaration_5f_versement.B4" office:value-type="string">
            <text:p text:style-name="P5">%=col_montant_total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25T16:38:29</meta:creation-date>
    <dc:date>2016-02-22T16:37:28.49</dc:date>
    <meta:editing-cycles>23</meta:editing-cycles>
    <meta:editing-duration>PT1H13M29S</meta:editing-duration>
    <meta:document-statistic meta:table-count="1" meta:image-count="0" meta:object-count="0" meta:page-count="1" meta:paragraph-count="11" meta:word-count="11" meta:character-count="389"/>
    <meta:user-defined meta:name="Info 1"/>
    <meta:user-defined meta:name="Info 2"/>
    <meta:user-defined meta:name="Info 3"/>
    <meta:user-defined meta:name="Info 4"/>
  </office:meta>
</office:document-meta>
</file>